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gnJar.setSectionsonly( final boolean section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isSigned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gnJar.get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Signedjar( final File signedj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Tsaurl( String tsa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getTsac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addTimestampAuthorityCommands( final ExecTask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gnJar.getTsa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Tsacert( String tsac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Lazy( final boolean laz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Internalsf( final boolean internals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Sigfile( final String s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etDestDir(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isUpToDate( File jarFile , File signedjar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gnJar.execute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ignJar.setPreserveLastModified(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gnJar.signOneJar( File jarSource , File jarTarg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ignJar.add( FileNameMapper new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